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1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0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Repentance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On penitence for the Sabbath/</text:p>
      <text:p text:style-name="P2">before Rosh Hashanah./</text:p>
      <text:p text:style-name="P2">[Hebrew]/</text:p>
      <text:p text:style-name="P2"/>
      <text:p text:style-name="P3">[Page 1]</text:p>
      <text:p text:style-name="P3">It is well, my brethren, that before another year should/ close on our shortcomings, and, as we hope, on the sorrows/ nay of us may have sustained, our minds be drawn to/ such a lesson, as that designated for this Sabbath./ <text:s/>The attention it commands, will set at rest doubts enter-/-tained, it will dispel false notions studiously circulated;/ it will teach how a child of the covenant can make peace/ with his God and Maker./</text:p>
      <text:p text:style-name="P3">A theory against which the Mosaic religion arose in direct/ opposition, because it is inimical to social order, and human/ happiness, had followers among the contemporaries of the/ arch-prophet. <text:s/>That Providence exists; that the world/ at large needs the guidance of a Supreme Wisdom, unaf-/-fected by changes, would be readily admitted; but that the/ great Being, who rules the Universe in all its unmeasurable/ vastness, will take knowledge of the actions of each individual,/ and assign to every one, a commensurate retribution, would/ be derived, perchance, secretly, in those days, if not like in ours,/ with open effrontery. <text:s/>But <text:span text:style-name="T1">the</text:span><text:span text:style-name="T3"> he, whose inspired/ genius discovered the baneful working of a philosophy,/</text:span></text:p>
      <text:p text:style-name="P6"/>
      <text:p text:style-name="P6">[Page 2]</text:p>
      <text:p text:style-name="P3"><text:soft-page-break/><text:span text:style-name="T3">brimful of mischief, so addressed his nation, before/ he departed." <text:s/>Ye stand all of you this day, before the Lord/ your God.?...then he continued. <text:s/>"Perhaps there may be/ among you a man, or a woman, or a family or a tribe,/ whose heart turns away this day from the Lord our God; perhaps/ there may be among you a root that bears gall and/ wormwood; one that on hearing the words of this adjura-/-tion, </text:span><text:span text:style-name="T1">be</text:span><text:span text:style-name="T3"> will bless himself in his heart, by saying: </text:span><text:span text:style-name="T4">I</text:span><text:span text:style-name="T5"> shall/ have place, though I walk after the inclination of my/ own heart, so that he may add drunkeness[sic!] to thirst./ <text:s/>The Lord will not spare </text:span><text:span text:style-name="T2">H</text:span><text:span text:style-name="T5"> him." <text:s/>Brethren! <text:s/>From/ the immensity of space, which that voice has traversed,/ it reaches us, and speaks to our assemblies. <text:s/>It tells;/ that if there are any among the chosen witnesses of the/ Sinaic law, who reason themselves against the acceptance/ of the belief that an all-seeing and ever-present God watches/ over us; that if there are any who let loose all passions,/ and give free scope to their unruly appetites, because they/ consider themselves, as individuals, beyond the shaft</text:span><text:span text:style-name="T2">e</text:span><text:span text:style-name="T5">s of/ retributive justice, that the thought they harbor, drags/ them into steeps, where a moral downfall is inevitable./ <text:s/>Mark well, the words of our teacher, my intelligent hearers!/ <text:s/>Forgiveness is denied, not unto him, whose sins are the/</text:span></text:p>
      <text:p text:style-name="P7"/>
      <text:p text:style-name="P7">[Page 3]</text:p>
      <text:p text:style-name="P3"><text:span text:style-name="T5">result of human weakness, for, the compassionate/ Lord knows our frailty; He remembers that we are/ infirm of purpose, and exceedingly fallible. <text:s/>But it/ is denied unto him who resolutely sins, imagining/ that nothing he does, can be taken cognizance of by/ the Omnipotent. <text:s/>This idea he holds, and which/ Moses expresses by the phrase [Hebrew], "adding drunk-/-eness[sic!] to thirst" that is, filling up the measure of trans-/-gressions with deeds of determined wickedness, this idea is/ combatted[sic!] against by the arch-prophet, because it bears/ the seeds of social demoralization, and universal corruption./ <text:s/>Banish away the truth that the Almighty demands justice/ and mercy in individuals as well as in nations; that a/ departure </text:span><text:span text:style-name="T2">of</text:span><text:span text:style-name="T5"> from rectitude offends the all-perfect Being,/ and calls down His displeasure; banish away, I say, the/ truth of our accountability to a Sovereign Judge here and/ hereafter, and you will have forged the engines with/ which to work all iniquities. <text:s/>Dishonesty and mendacity,/ rapene and infidelity will stalk abroad unblushingly./ <text:s/>In letters of fire, ought therefore the denunciation of the/</text:span></text:p>
      <text:p text:style-name="P7"/>
      <text:p text:style-name="P7">[Page 4]</text:p>
      <text:p text:style-name="P7">servant of the Most High to be written. <text:s/>It should/ meet the eye which casts a longing look toward what/ the rules of probity forbid, and consume the passion/ it seeks to gratify. <text:s/>Aye: [Hebrew]. <text:s/>"There is a/ Judge and a Judgment," and the man or woman who/ rejects the fear of God to indulge in sin unchecked/ and unrepented, will not be spared in the day of wrath./ <text:s/>This principle, which underlies Judaism, has been imparted/ to us, my dear hearers! on the Sabbath, which precedes/ the expiring of one year, and the rising of another, <text:span text:style-name="T1">which</text:span>/ presenting itself beneath an impenetrable veil. <text:s/>How/ fitting it is that we should ponder <text:span text:style-name="T1">of</text:span> on that lesson, how/ essential, that we should carry it with us, on crossing/ the threshold of a newly opened-path, which/ we soon must tread./</text:p>
      <text:p text:style-name="P7">But what we have read this morning, claims also/ our special attention, because it testifies to a <text:span text:style-name="T1">truth</text:span>/ belief once generally accepted in Israel, but now/ scouted, as the offspring of ignorance. <text:s/>Suppress/ your smiles, my hearers, while I let Moses speak./ <text:s/>"The Lord thy God will return again to thee, and have pity/ on thee, and gather thee again from among all the/ people, withersoever He has scattered thee"/</text:p>
      <text:p text:style-name="P7"/>
      <text:p text:style-name="P7">[Page 5]</text:p>
      <text:p text:style-name="P7">What vision is that which passes before the prophet/ of old? <text:s/>His eye penetrated far into the unknown future./ <text:s/>The tribes he has legislated for, and led and loved, breathe/ no more a national life. <text:s/>Broken limbs are they, cast/ to the four<text:span text:style-name="T1">s</text:span> winds. <text:s/>Atoms in the boundless space./ <text:s/>Was the vision false? <text:s/>Was it fiction that pictured the/ resuscitation of dried bones? <text:s/>The wise of our age, call/ that expectation the most delusive of all hopes. <text:s/>But/ Moses declares that his people will plant again the/ ensign of the Unity <text:soft-page-break/>on Zion's heights. <text:s/>"If there be/ driven away to the uttermost end of the heavens, from thence/ will the Lord thy God gather thee, and from thence He will/ fetch thee, and bring thee, to the land that thy fathers/ inherited, and thou shalt possess it, and He will do thee/ good more than He did thy fathers." <text:s/>The arch-prophet/ stands surety for the fulfilment[sic!] of that prediction. <text:s/>To/ doubt it, is to impugn his <text:span text:style-name="T1">w</text:span> veracity, to cast a/ lasting slur on his whole legation. <text:s/>For, searching with/ the light of history, we perceive that the glorious promise/ stamped indelibly on the pages we have perused this/</text:p>
      <text:p text:style-name="P7"/>
      <text:p text:style-name="P7">[Page 6]</text:p>
      <text:p text:style-name="P7">this[sic!] morning has never yet had a realization./ <text:s/>The spirit of Judaism revived and purified, did not exhibit/ itself among the descendants of the redeemed exiles of/ Babylon. <text:s/>The banner of freedom, symbol of order and/ justice did not always wave<text:span text:style-name="T1">s</text:span> then on the turrets/ of Moriah's temple. <text:s/>Partial, and exceedingly/ imperfect was the restoration of Judah's tribes from Chal-/-dea. <text:s/>No: the destiny of the Hebrew race lies in that/ hidden future which the eye of one prophet peered into./ <text:s/>It is not a merging into various nationalities; not/ a total absorption into other constituted bodies, but/ a resuming of a separate and self-depending existence,/ with a wider scope and a loftier aim than the posses-/-sion of a tract of land; with the design of testifying/ to the truth of the scriptures, and looming gloriously/ high as a beacon of righteousness [Hebrew]/ Israel says the Eternal, is "the branch of my planting,/ the work of my hands, that I may be glorified"./</text:p>
      <text:p text:style-name="P7">And this message sent form heaven to comfort Israel/ in all their sufferings, has come to us accompanied/ with another, from which it can never be <text:span text:style-name="T1">dij</text:span> disjoined./ <text:s/>It concerns us always, but remarkably at the present/ season, O fellow Israelites! when we should prepare/</text:p>
      <text:p text:style-name="P7"/>
      <text:p text:style-name="P7">[Page 7]</text:p>
      <text:p text:style-name="P7">for the judgment to go forth from the highest tri-/-bunal. <text:s/>From that message we have learnt that/ our actions are our mediator before God, that a vicarious/ sacrifice for the redemption of our souls, is the laying/ of our evil propensities on the altar of religious duties./ <text:s/>Life and death, we have been told, are set before us./ <text:s/>The choice rests altogether with our own free-will./ <text:s/>We may wend our steps where serene repose is offered;/ we may bend them towards a spot paved with sul-/-phur and brimstone. <text:s/>But, Oh divine mercy! none/ needs despair, <text:span text:style-name="T1">bef</text:span> because he has been rushing headlong/ in the way of perdition, for if he so resolves, he can/ retrace his steps, and gain the high road that leads/ to a regenerating existence. <text:s/>God has appointed his/ ministering angels to usher us in from thence into his/ presence. <text:s/>The name of that road is "Penitence."/ <text:s/>Do you now, my Brethren, wish to learn with precision/ how Judaism defines the word penitence? <text:s/>Let me quote/ <text:span text:style-name="T1">ag</text:span> from our Parasha. <text:s/>"The Lord thy God will rejoice/ again over thee for good, as He rejoiced over thy fathers,/ when thou wilt listen to the voice of the Lord thy God, by/ keeping His commandments and His statutes, as/ written in this book of the Law."/</text:p>
      <text:p text:style-name="P7"/>
      <text:p text:style-name="P7">[Page 8]</text:p>
      <text:p text:style-name="P7">Various in their characters are the ordinances contained/ in the divine code. <text:s/>It teems with moral precepts, tending/ to secure social order, and further social happiness. <text:s/>The Hebrews,/ like the rest of mankind, are solemnly bound to observe/ them. <text:s/>A notation thereof might endanger the community,/ and provoke Him who abhors wickedness. <text:s/>But the inspired/ legislator set forth also ceremonial observance. <text:s/>Upon/ whom does their performance devolve? <text:s/>Upon me, upon/ you, O congregation of Jacob. <text:s/>"Not with you alone," says/ the arch-prophet "I establish this covenant and this adju-/-ration, but with him that <text:span text:style-name="T1">is</text:span> stands here with us to-day, and with/ him also who is not with us to-day." <text:s/>None that is/ born in Israel, dares relinquish, with impunity, the mission/ entrusted to him. <text:s/>Each of us is [Hebrew] virtually/ sworn to stand by the constitution accepted at <text:span text:style-name="T1">the foot</text:span>/ <text:span text:style-name="T1">of</text:span> Sinai. <text:s/>Therefore, penitence which, when applied/ to the actions of the followers of other creeds, implies a sincere/ return to the practice of moral laws, governing the civilized/ world, signifies, with regard to us, a steadfast <text:soft-page-break/>determi-/nation to adhere to that which is consonant with reason,/</text:p>
      <text:p text:style-name="P7"/>
      <text:p text:style-name="P7">[Page 9]</text:p>
      <text:p text:style-name="P7">and to that also which human reason cannot always/ fathom. <text:s/>For on that condition depends our propitiating/ the favor of Israels' God; namely on "keeping His command-/ments and his statutes, as written in the book of this Law."/ <text:s/>If we are unable to dive into the meaning of some, we/ cannot <text:span text:style-name="T1">nevertheless</text:span>, fail to discover, unless our judgments/ are warped, and our minds wilfully[sic!] perverted, that they/ have served a high purpose; that they have been/ and they are <text:span text:style-name="T1">the</text:span> signs of the covenant <text:span text:style-name="T1">bef</text:span> between the/ One God and his priestly people, that they have proved/ necessary barriers preventing too close an approximation/ with those whose ideas of the Unity and all-mightiness/ of the Eternal clash with the ideas we have been com-/-missioned to perpetuate. <text:s/>Whosoever inculcates the abro-/-gation of such statutes, betrays contempt for Holy Writ,/ and a lamentable estrangement from the ancestral faith./</text:p>
      <text:p text:style-name="P7">"But," say the advocates of a Judaism, stripped of Jewish prac-/-tices, "the discharge of ceremonial precepts, in this en-/-lightened age, presents immense difficulties; we cannot/ carry out what hinders our free intercourse with all/ our fellow-beings. <text:s/>I will let Moses speak once more./ <text:s/>"This commandment which I command thee, this day, is/ not hidden from thee, nor is it far from thee....but the/</text:p>
      <text:p text:style-name="P7"/>
      <text:p text:style-name="P7">[Page 10]</text:p>
      <text:p text:style-name="P7">thing is near unto thee very much, it is even in thy mouth/ and in thy heart, that thou mayest perform it."/ <text:s/>Teach yourselves to speak reverentially of Jewish duties,/ have them constantly before your minds, train your sons/ and daughters thereon, and all the difficulties of which you/ complain will disappear; easy, extremely easy will be what/ you dreaded as an insurmountable obstacle. <text:s/>Nay: you/ will discover that your habitual obedience, has covered you/ with a shield and buckler against the attacks of sons of/ <text:span text:style-name="T1">blacker</text:span> a deeper hue than the violation of dietary laws, that it has been an armor against vice./ <text:s/>Nor will you sink, as you fancied, in the estimation/ of your fellow-creatures, but rather rise and be honored./ <text:s/>For they will justly argue that he who is faithful to/ God, will be honest with men, charitable towards the/ mortals, kind and considerate towards all that draw/ the breath of life. <text:s/>Beloved hearers! <text:s/>Before another/ year is greeted in the Jewish world, let me elicit from/ your lips the promise that you will cast behind whatever has/ been defective in your conduct, that you will carry with you/ further on, only what is correct, and lawful and just,/</text:p>
      <text:p text:style-name="P7"/>
      <text:p text:style-name="P7">[Page 11]</text:p>
      <text:p text:style-name="P7">so that the King of Kings who sits on the exalted/ throne, seeing the provision you have made for a longer/ term of your existence, may bless it, and give you/ strength to <text:span text:style-name="T1">carry</text:span> make good your pious resolves to a prolongued[sic!]/ and happy old age./</text:p>
      <text:p text:style-name="P7">(This lecture was continued at some length, to exhort a/ Bar Mitzvah to cling to the religion of his fathers)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1T14:39:57.99</meta:creation-date>
    <dc:date>2012-06-12T13:02:55</dc:date>
    <dc:creator>Penn Libraries</dc:creator>
    <meta:editing-duration>PT02H05M45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5" meta:paragraph-count="91" meta:word-count="2273" meta:character-count="13858"/>
  </office:meta>
</office:document-meta>
</file>